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padding-left="0.1cm" fo:padding-right="0.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family="Consolas" style:font-family-generic="modern" style:font-pitch="fixed" fo:font-size="8pt" style:font-size-asian="8pt" style:font-size-complex="8pt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1cm" svg:x="0.3cm" svg:y="0.9cm">
          <text:p text:style-name="P1"><text:span text:style-name="T1">SYSRA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1cm" svg:height="1cm" svg:x="2.399cm" svg:y="0.899cm">
          <text:p text:style-name="P1"><text:span text:style-name="T1">SRAM</text:span><text:span text:style-name="T1"><text:line-break/></text:span><text:span text:style-name="T1">controll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1cm" svg:height="1cm" svg:x="4.498cm" svg:y="0.898cm">
          <text:p text:style-name="P1"><text:span text:style-name="T1">Next</text:span><text:span text:style-name="T1"><text:line-break/></text:span><text:span text:style-name="T1">instructio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1cm" svg:height="1cm" svg:x="6.597cm" svg:y="0.897cm">
          <text:p text:style-name="P1"><text:span text:style-name="T1">Instruction</text:span><text:span text:style-name="T1"><text:line-break/></text:span><text:span text:style-name="T1">length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1cm" svg:height="1cm" svg:x="8.7cm" svg:y="0.9cm">
          <text:p text:style-name="P1"><text:span text:style-name="T1">Add to P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1cm" svg:height="1cm" svg:x="10.799cm" svg:y="0.899cm">
          <text:p text:style-name="P1"><text:span text:style-name="T1">Update P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modern" style:font-pitch="fixed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16:15:48.81</meta:creation-date>
    <dc:date>2013-05-02T16:27:57.43</dc:date>
    <meta:editing-duration>PT12M11S</meta:editing-duration>
    <meta:editing-cycles>1</meta:editing-cycles>
    <meta:document-statistic meta:object-count="6"/>
    <meta:generator>OpenOffice.org/3.4.1$Win32 OpenOffice.org_project/341m1$Build-9593</meta:generator>
  </office:meta>
</office:document-meta>
</file>